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135cm"/>
    </style:style>
    <style:style style:name="co4" style:family="table-column">
      <style:table-column-properties fo:break-before="auto" style:column-width="6.567cm"/>
    </style:style>
    <style:style style:name="co5" style:family="table-column">
      <style:table-column-properties fo:break-before="auto" style:column-width="10.291cm"/>
    </style:style>
    <style:style style:name="co6" style:family="table-column">
      <style:table-column-properties fo:break-before="auto" style:column-width="8.37cm"/>
    </style:style>
    <style:style style:name="co7" style:family="table-column">
      <style:table-column-properties fo:break-before="auto" style:column-width="4.606cm"/>
    </style:style>
    <style:style style:name="co8" style:family="table-column">
      <style:table-column-properties fo:break-before="auto" style:column-width="9.155cm"/>
    </style:style>
    <style:style style:name="co9" style:family="table-column">
      <style:table-column-properties fo:break-before="auto" style:column-width="10.742cm"/>
    </style:style>
    <style:style style:name="co10" style:family="table-column">
      <style:table-column-properties fo:break-before="auto" style:column-width="5.821cm"/>
    </style:style>
    <style:style style:name="co12" style:family="table-column">
      <style:table-column-properties fo:break-before="auto" style:column-width="10.114cm"/>
    </style:style>
    <style:style style:name="co13" style:family="table-column">
      <style:table-column-properties fo:break-before="auto" style:column-width="6.253cm"/>
    </style:style>
    <style:style style:name="co14" style:family="table-column">
      <style:table-column-properties fo:break-before="auto" style:column-width="7.879cm"/>
    </style:style>
    <style:style style:name="co15" style:family="table-column">
      <style:table-column-properties fo:break-before="auto" style:column-width="9.918cm"/>
    </style:style>
    <style:style style:name="co16" style:family="table-column">
      <style:table-column-properties fo:break-before="auto" style:column-width="12.33cm"/>
    </style:style>
    <style:style style:name="co17" style:family="table-column">
      <style:table-column-properties fo:break-before="auto" style:column-width="8.116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5cm" fo:break-before="auto" style:use-optimal-row-height="true"/>
    </style:style>
    <style:style style:name="ro5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fff12" style:text-outline="false" style:text-line-through-styl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T1" style:family="text">
      <style:text-properties style:font-name-asian="AndaleMono" style:font-size-asian="12pt" style:font-name-complex="AndaleMono" style:font-size-complex="12pt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Geo" table:style-name="ta1" table:print="false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</table:table>
      <table:table table:name="Stats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atellite stat valid complex systems</text:p>
          </table:table-cell>
          <table:table-cell table:style-name="ce4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/ tidyverse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st stats :</text:p>
          </table:table-cell>
          <table:table-cell/>
        </table:table-row>
        <table:table-row table:style-name="ro2">
          <table:table-cell office:value-type="string" calcext:value-type="string">
            <text:p>https://lindeloev.github.io/tests-as-linear/</text:p>
          </table:table-cell>
          <table:table-cell/>
        </table:table-row>
      </table:table>
      <table:table table:name="GenerativePoetry" table:style-name="ta1">
        <table:table-column table:style-name="co6" table:default-cell-style-name="Default"/>
        <table:table-row table:style-name="ro2" table:number-rows-repeated="3">
          <table:table-cell/>
        </table:table-row>
        <table:table-row table:style-name="ro2">
          <table:table-cell table:style-name="ce4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4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7" table:default-cell-style-name="Default"/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thesiscommons.org/" xlink:type="simple">https://thesiscommons.org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i4oc.org/" xlink:type="simple">https://i4oc.org/</text:a></text:p>
          </table:table-cell>
        </table:table-row>
        <table:table-row table:style-name="ro2">
          <table:table-cell table:style-name="ce8"/>
        </table:table-row>
        <table:table-row table:style-name="ro2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</table:table-row>
      </table:table>
      <table:table table:name="Scala" table:style-name="ta1">
        <table:table-column table:style-name="co8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calafiddle (test small code)</text:p>
          </table:table-cell>
        </table:table-row>
        <table:table-row table:style-name="ro2">
          <table:table-cell table:style-name="ce4" office:value-type="string" calcext:value-type="string">
            <text:p><text:a xlink:href="https://scalafiddle.io/" xlink:type="simple">https://scalafiddle.io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bt + sonatype</text:p>
          </table:table-cell>
        </table:table-row>
        <table:table-row table:style-name="ro2">
          <table:table-cell table:style-name="ce4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Typeclasses / context bounds</text:p>
          </table:table-cell>
        </table:table-row>
        <table:table-row table:style-name="ro2">
          <table:table-cell table:style-name="ce4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coverage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codecov/example-scala" xlink:type="simple">https://github.com/codecov/example-scala</text:a>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scoverage/sbt-scoverage-samples" xlink:type="simple">https://github.com/scoverage/sbt-scoverage-samples</text:a></text:p>
          </table:table-cell>
        </table:table-row>
      </table:table>
      <table:table table:name="Tools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4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notmuchmail.org/" xlink:type="simple">https://notmuchmail.org/</text:a>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s://cran.r-project.org/src/contrib/Archive/rmongodb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4" office:value-type="string" calcext:value-type="string">
            <text:p><text:a xlink:href="http://picocontainer.com/" xlink:type="simple">http://picocontainer.com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assword stor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2"/>
        </table:table-row>
      </table:table>
      <table:table table:name="Scientometrics" table:style-name="ta1">
        <table:table-column table:style-name="co1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5">
          <table:table-cell office:value-type="string">
            <text:p><text:a xlink:href="https://twitter.com/gmusser/status/1170466414345375746">https://twitter.com/gmusser/status/1170466414345375746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>
            <text:p>altmetrics</text:p>
          </table:table-cell>
          <table:table-cell/>
        </table:table-row>
        <table:table-row table:style-name="ro5">
          <table:table-cell table:style-name="ce4" office:value-type="string">
            <text:p><text:a xlink:href="http://altmetrics.org/altmetrics16/">http://altmetrics.org/altmetrics16/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5">
          <table:table-cell office:value-type="string">
            <text:p>retraction watch</text:p>
          </table:table-cell>
          <table:table-cell/>
        </table:table-row>
        <table:table-row table:style-name="ro5">
          <table:table-cell table:style-name="ce4" office:value-type="string">
            <text:p><text:a xlink:href="https://retractionwatch.com/2019/04/23/a-new-form-of-plagiarism-when-researcher-fake-co-authors-names/">https://retractionwatch.com/2019/04/23/a-new-form-of-plagiarism-when-researcher-fake-co-authors-nam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>
            <text:p>database computer science</text:p>
          </table:table-cell>
          <table:table-cell office:value-type="string">
            <text:p>-&gt; TODO list of open sources / databases like open citation initiative</text:p>
          </table:table-cell>
        </table:table-row>
        <table:table-row table:style-name="ro5">
          <table:table-cell table:style-name="ce4" office:value-type="string">
            <text:p><text:a xlink:href="https://library.hud.ac.uk/blogs/lidp/">https://library.hud.ac.uk/blogs/lidp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table:style-name="ce4" office:value-type="string">
            <text:p><text:a xlink:href="http://www.nicholaswolfinger.com/blog/2018/09/05/failure-is-an-option/">http://www.nicholaswolfinger.com/blog/2018/09/05/failure-is-an-option/</text:a></text:p>
          </table:table-cell>
          <table:table-cell/>
        </table:table-row>
      </table:table>
      <table:table table:name="Epistemology" table:style-name="ta1">
        <table:table-column table:style-name="co12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</table:table>
      <table:table table:name="Latex" table:style-name="ta1">
        <table:table-column table:style-name="co13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Better Poster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isc" table:style-name="ta1" table:print="false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2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EADLINE 31/08</text:p>
          </table:table-cell>
        </table:table-row>
        <table:table-row table:style-name="ro2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People" table:style-name="ta1">
        <table:table-column table:style-name="co1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EcoGeo</text:p>
          </table:table-cell>
        </table:table-row>
        <table:table-row table:style-name="ro2">
          <table:table-cell table:style-name="ce4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Geo</text:p>
          </table:table-cell>
        </table:table-row>
        <table:table-row table:style-name="ro2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</table:table>
      <table:table table:name="Data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Projet spatial correlation with form / co2 ems etc</text:p>
          </table:table-cell>
        </table:table-row>
        <table:table-row table:style-name="ro2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S2 map</text:p>
          </table:table-cell>
        </table:table-row>
        <table:table-row table:style-name="ro2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Git" table:style-name="ta1">
        <table:table-column table:style-name="co16" table:default-cell-style-name="Default"/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</table:table-row>
      </table:table>
      <table:table table:name="NLP" table:style-name="ta1">
        <table:table-column table:style-name="co2" table:default-cell-style-name="Default"/>
        <table:table-row table:style-name="ro2">
          <table:table-cell/>
        </table:table-row>
        <table:table-row table:style-name="ro4">
          <table:table-cell table:style-name="ce7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</table:table>
      <table:table table:name="Econom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</table:table>
      <table:table table:name="Math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</table:table-row>
      </table:table>
      <table:table table:name="ComputerScience" table:style-name="ta1">
        <table:table-column table:style-name="co2" table:number-columns-repeated="6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11/09/2019</text:date>, <text:time>11:0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9-11T11:05:43</dc:date>
    <meta:editing-duration>PT8H20M43S</meta:editing-duration>
    <meta:editing-cycles>59</meta:editing-cycles>
    <meta:generator>OpenOffice/4.1.3$Unix OpenOffice.org_project/413m1$Build-9783</meta:generator>
    <dc:creator>Juste Raimbault</dc:creator>
    <meta:document-statistic meta:table-count="20" meta:cell-count="104" meta:object-count="0"/>
    <meta:user-defined meta:name=""/>
  </office:meta>
</office:document-meta>
</file>